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fo:font-weight="bold"/>
    </style:style>
    <style:style style:name="P2" style:family="paragraph" style:parent-style-name="Text_20_body" style:list-style-name="L1"/>
    <style:style style:name="P3" style:family="paragraph" style:parent-style-name="Text_20_body">
      <style:text-properties fo:font-style="italic"/>
    </style:style>
    <style:style style:name="T1" style:family="text">
      <style:text-properties fo:font-weight="bol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Installationsanleitung </text:h>
      <text:p text:style-name="Text_20_body"/>
      <text:p text:style-name="Text_20_body"><text:span text:style-name="T1">Willkommen bei Calm Check-in!</text:span> Vielen Dank für dein Vertrauen. Da Calm Check-in deine Daten zu 100 % lokal und privat speichert, wird die App nicht über den Google Play Store geladen, sondern direkt von dir installiert. Das dauert nur eine Minute.</text:p>
      <text:p text:style-name="Text_20_body"/>
      <text:p text:style-name="P1">Schritt-für-Schritt Installation:</text:p>
      <text:list text:style-name="L1">
        <text:list-item>
          <text:p text:style-name="P2"><text:span text:style-name="T1">Datei herunterladen:</text:span> Lade die Datei <text:span text:style-name="Source_20_Text">app-release.apk</text:span> aus deinem Kauf-Ordner auf dein Android-Smartphone herunter (z. B. in den Ordner "Downloads").</text:p>
        </text:list-item>
        <text:list-item>
          <text:p text:style-name="P2"><text:span text:style-name="T1">Datei öffnen:</text:span> Tippe die heruntergeladene <text:span text:style-name="Source_20_Text">.apk</text:span> Datei an.</text:p>
        </text:list-item>
        <text:list-item>
          <text:p text:style-name="P2"><text:span text:style-name="T1">Sicherheitseinstellung (nur beim ersten Mal):</text:span> Dein Smartphone wird dir wahrscheinlich einen Hinweis zeigen, dass die Installation aus "unbekannten Quellen" oder von diesem Browser aus Sicherheitsgründen blockiert ist.</text:p>
          <text:list>
            <text:list-item>
              <text:p text:style-name="P2">Klicke in diesem Hinweis auf <text:span text:style-name="T1">Einstellungen</text:span>.</text:p>
            </text:list-item>
            <text:list-item>
              <text:p text:style-name="P2">Aktiviere den Schalter bei <text:span text:style-name="T1">"Dieser Quelle vertrauen"</text:span> oder <text:span text:style-name="T1">"App-Installationen zulassen"</text:span>.</text:p>
            </text:list-item>
            <text:list-item>
              <text:p text:style-name="P2">Gehe einen Schritt zurück.</text:p>
            </text:list-item>
          </text:list>
        </text:list-item>
        <text:list-item>
          <text:p text:style-name="P2"><text:span text:style-name="T1">Installieren:</text:span> Klicke nun auf <text:span text:style-name="T1">Installieren</text:span>.</text:p>
        </text:list-item>
        <text:list-item>
          <text:p text:style-name="P2"><text:span text:style-name="T1">Fertig:</text:span> Die App ist jetzt installiert und du findest das "Calm Check-in" Icon in deiner normalen App-Übersicht.</text:p>
          <text:p text:style-name="P2"/>
        </text:list-item>
      </text:list>
      <text:p text:style-name="P3">Hinweis: Calm Check-in benötigt kein Internet, keine Cloud und kein Benutzerkonto. Du kannst sofort mit deinem ersten Eintrag starten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7T17:11:31.006745179</meta:creation-date>
    <dc:date>2026-02-27T17:13:34.978860084</dc:date>
    <meta:editing-duration>PT2M4S</meta:editing-duration>
    <meta:editing-cycles>1</meta:editing-cycles>
    <meta:document-statistic meta:table-count="0" meta:image-count="0" meta:object-count="0" meta:page-count="1" meta:paragraph-count="12" meta:word-count="167" meta:character-count="1177" meta:non-whitespace-character-count="1029"/>
    <meta:generator>LibreOffice/24.2.7.2$Linux_X86_64 LibreOffice_project/420$Build-2</meta:generator>
  </office:meta>
</office:document-meta>
</file>